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36ae34" officeooo:paragraph-rsid="004fd7ad"/>
    </style:style>
    <style:style style:name="P3" style:family="paragraph" style:parent-style-name="Text_20_body">
      <style:text-properties officeooo:rsid="0060defa" officeooo:paragraph-rsid="005f617a"/>
    </style:style>
    <style:style style:name="P4" style:family="paragraph" style:parent-style-name="Text_20_body">
      <style:text-properties officeooo:rsid="0060defa" officeooo:paragraph-rsid="0060defa"/>
    </style:style>
    <style:style style:name="P5" style:family="paragraph" style:parent-style-name="Heading_20_1">
      <style:text-properties officeooo:rsid="00343da9"/>
    </style:style>
    <style:style style:name="T1" style:family="text">
      <style:text-properties officeooo:rsid="0036b6b8"/>
    </style:style>
    <style:style style:name="T2" style:family="text">
      <style:text-properties fo:font-size="7pt" officeooo:rsid="003a148c" style:font-size-asian="7pt" style:font-size-complex="7pt"/>
    </style:style>
    <style:style style:name="T3" style:family="text">
      <style:text-properties fo:font-size="7pt" officeooo:rsid="002efa7f" style:font-size-asian="7pt" style:font-size-complex="7pt"/>
    </style:style>
    <style:style style:name="T4" style:family="text">
      <style:text-properties fo:font-size="7pt" officeooo:rsid="00396352" style:font-size-asian="7pt" style:font-size-complex="7pt"/>
    </style:style>
    <style:style style:name="T5" style:family="text">
      <style:text-properties fo:font-size="7pt" officeooo:rsid="005647ad" style:font-size-asian="7pt" style:font-size-complex="7pt"/>
    </style:style>
    <style:style style:name="T6" style:family="text">
      <style:text-properties fo:font-size="7pt" officeooo:rsid="005d8f4b" style:font-size-asian="7pt" style:font-size-complex="7pt"/>
    </style:style>
    <style:style style:name="T7" style:family="text">
      <style:text-properties fo:font-size="7pt" officeooo:rsid="006464a5" style:font-size-asian="7pt" style:font-size-complex="7pt"/>
    </style:style>
    <style:style style:name="T8" style:family="text">
      <style:text-properties officeooo:rsid="003afb0b"/>
    </style:style>
    <style:style style:name="T9" style:family="text">
      <style:text-properties officeooo:rsid="004878fa"/>
    </style:style>
    <style:style style:name="T10" style:family="text">
      <style:text-properties officeooo:rsid="004fd7ad"/>
    </style:style>
    <style:style style:name="T11" style:family="text">
      <style:text-properties officeooo:rsid="0060defa"/>
    </style:style>
    <style:style style:name="T12" style:family="text">
      <style:text-properties officeooo:rsid="0062aa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troduction</text:h>
      <text:p text:style-name="P1"><text:span text:style-name="T2">1905</text:span><text:span text:style-name="T4">27</text:span><text:span text:style-name="T3">, updated </text:span><text:span text:style-name="T6">1</text:span><text:span text:style-name="T3">.</text:span><text:span text:style-name="T7">9</text:span><text:span text:style-name="T3">.2019/pekka</text:span></text:p>
      <text:p text:style-name="P2">The <text:span text:style-name="T1">IOCOM</text:span> library <text:span text:style-name="T9">implements </text:span>communication between <text:span text:style-name="T10">a </text:span>control computer <text:span text:style-name="T8">and </text:span>IO devices <text:span text:style-name="T10">over TCP</text:span> <text:span text:style-name="T9">network or full duplex serial communication wire</text:span>. <text:span text:style-name="T11">The library supports scalable range of functionality. Minimum configuration supports only serial communication on plain metal, while some applications may require multi-threading and secured communication over Internet.</text:span></text:p>
      <text:p text:style-name="P3"/>
      <text:p text:style-name="P4">Micro-controllers can be used as plain metal, or equipped with Arduino derived libraries, FreeRTOS (<text:span text:style-name="T12">currently</text:span> testing), possibly RT-Thread (under consideration), LWIP for networking, and TLS library. The IOCOM is not bound tightly to any underlying system, so it can be ported basically to any environment with sufficient resources for the task. Still, using configuration which has been implemented and tested makes things much easier.</text:p>
      <text:p text:style-name="P4"/>
      <text:p text:style-name="P4">The same code runs on Windows and Linux. Linux on should cover Raspberry PI and similar devices. We are considering MAC and Android testing as well. </text:p>
      <text:p text:style-name="P4"/>
      <text:p text:style-name="P4">Communication security is becoming paramount in IoT and Manufacturing environments. Thus TLS integration, strong encryption and device identification are essential part of the project.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1T12:25:12.310168748</dc:date>
    <meta:editing-duration>PT13H26M41S</meta:editing-duration>
    <meta:editing-cycles>67</meta:editing-cycles>
    <meta:generator>LibreOffice/6.2.4.2$Linux_X86_64 LibreOffice_project/20$Build-2</meta:generator>
    <meta:document-statistic meta:table-count="0" meta:image-count="0" meta:object-count="0" meta:page-count="1" meta:paragraph-count="6" meta:word-count="166" meta:character-count="1175" meta:non-whitespace-character-count="1013"/>
  </office:meta>
</office:document-meta>
</file>